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3.4551"/>
          <table:table-cell office:value-type="float" office:value="32.879"/>
          <table:table-cell office:value-type="float" office:value="29.84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483993.0"/>
          <table:table-cell office:value-type="float" office:value="329307.0"/>
          <table:table-cell office:value-type="float" office:value="1192903.0"/>
          <table:table-cell office:value-type="float" office:value="307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2.1387"/>
          <table:table-cell office:value-type="float" office:value="11.612"/>
          <table:table-cell office:value-type="float" office:value="8.48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68992.0"/>
          <table:table-cell office:value-type="float" office:value="329307.0"/>
          <table:table-cell office:value-type="float" office:value="1192903.0"/>
          <table:table-cell office:value-type="float" office:value="310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2.72809"/>
          <table:table-cell office:value-type="float" office:value="2.19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4.0"/>
          <table:table-cell office:value-type="float" office:value="238293.0"/>
          <table:table-cell office:value-type="float" office:value="903217.0"/>
          <table:table-cell office:value-type="float" office:value="225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339.0"/>
          <table:table-cell office:value-type="float" office:value="451897.0"/>
          <table:table-cell office:value-type="float" office:value="393943.0"/>
          <table:table-cell office:value-type="float" office:value="285351.0"/>
          <table:table-cell office:value-type="float" office:value="264723.0"/>
          <table:table-cell office:value-type="float" office:value="54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0.8774"/>
          <table:table-cell office:value-type="float" office:value="30.351"/>
          <table:table-cell office:value-type="float" office:value="27.2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419062.0"/>
          <table:table-cell office:value-type="float" office:value="329307.0"/>
          <table:table-cell office:value-type="float" office:value="1192904.0"/>
          <table:table-cell office:value-type="float" office:value="3090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1.9942"/>
          <table:table-cell office:value-type="float" office:value="11.497"/>
          <table:table-cell office:value-type="float" office:value="8.49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62959.0"/>
          <table:table-cell office:value-type="float" office:value="329307.0"/>
          <table:table-cell office:value-type="float" office:value="1192904.0"/>
          <table:table-cell office:value-type="float" office:value="310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2.70009"/>
          <table:table-cell office:value-type="float" office:value="2.219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704.0"/>
          <table:table-cell office:value-type="float" office:value="238293.0"/>
          <table:table-cell office:value-type="float" office:value="903218.0"/>
          <table:table-cell office:value-type="float" office:value="225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339.0"/>
          <table:table-cell office:value-type="float" office:value="451897.0"/>
          <table:table-cell office:value-type="float" office:value="393943.0"/>
          <table:table-cell office:value-type="float" office:value="285351.0"/>
          <table:table-cell office:value-type="float" office:value="264723.0"/>
          <table:table-cell office:value-type="float" office:value="54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0.3772"/>
          <table:table-cell office:value-type="float" office:value="19.835"/>
          <table:table-cell office:value-type="float" office:value="16.71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271837.0"/>
          <table:table-cell office:value-type="float" office:value="329307.0"/>
          <table:table-cell office:value-type="float" office:value="1192903.0"/>
          <table:table-cell office:value-type="float" office:value="309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2.1581"/>
          <table:table-cell office:value-type="float" office:value="11.64"/>
          <table:table-cell office:value-type="float" office:value="8.5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37095.0"/>
          <table:table-cell office:value-type="float" office:value="329307.0"/>
          <table:table-cell office:value-type="float" office:value="1192903.0"/>
          <table:table-cell office:value-type="float" office:value="310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3.04133"/>
          <table:table-cell office:value-type="float" office:value="2.47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5123.0"/>
          <table:table-cell office:value-type="float" office:value="238293.0"/>
          <table:table-cell office:value-type="float" office:value="903217.0"/>
          <table:table-cell office:value-type="float" office:value="225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339.0"/>
          <table:table-cell office:value-type="float" office:value="451897.0"/>
          <table:table-cell office:value-type="float" office:value="393943.0"/>
          <table:table-cell office:value-type="float" office:value="285351.0"/>
          <table:table-cell office:value-type="float" office:value="264723.0"/>
          <table:table-cell office:value-type="float" office:value="54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5292"/>
          <table:table-cell office:value-type="float" office:value="13.987"/>
          <table:table-cell office:value-type="float" office:value="10.92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70225.0"/>
          <table:table-cell office:value-type="float" office:value="329307.0"/>
          <table:table-cell office:value-type="float" office:value="1192903.0"/>
          <table:table-cell office:value-type="float" office:value="307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9.5455"/>
          <table:table-cell office:value-type="float" office:value="19.006"/>
          <table:table-cell office:value-type="float" office:value="15.99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65163.0"/>
          <table:table-cell office:value-type="float" office:value="329307.0"/>
          <table:table-cell office:value-type="float" office:value="1192903.0"/>
          <table:table-cell office:value-type="float" office:value="308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2.43519"/>
          <table:table-cell office:value-type="float" office:value="1.975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53.0"/>
          <table:table-cell office:value-type="float" office:value="238293.0"/>
          <table:table-cell office:value-type="float" office:value="903217.0"/>
          <table:table-cell office:value-type="float" office:value="226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339.0"/>
          <table:table-cell office:value-type="float" office:value="451897.0"/>
          <table:table-cell office:value-type="float" office:value="393943.0"/>
          <table:table-cell office:value-type="float" office:value="285351.0"/>
          <table:table-cell office:value-type="float" office:value="264723.0"/>
          <table:table-cell office:value-type="float" office:value="54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8.2077"/>
          <table:table-cell office:value-type="float" office:value="97.641"/>
          <table:table-cell office:value-type="float" office:value="94.54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422566.0"/>
          <table:table-cell office:value-type="float" office:value="329307.0"/>
          <table:table-cell office:value-type="float" office:value="1192904.0"/>
          <table:table-cell office:value-type="float" office:value="308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5.10568"/>
          <table:table-cell office:value-type="float" office:value="4.572"/>
          <table:table-cell office:value-type="float" office:value="1.5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43884.0"/>
          <table:table-cell office:value-type="float" office:value="329307.0"/>
          <table:table-cell office:value-type="float" office:value="1192904.0"/>
          <table:table-cell office:value-type="float" office:value="310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200.0"/>
          <table:table-cell office:value-type="float" office:value="3.06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968.0"/>
          <table:table-cell office:value-type="float" office:value="16105.0"/>
          <table:table-cell office:value-type="float" office:value="238293.0"/>
          <table:table-cell office:value-type="float" office:value="903218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339.0"/>
          <table:table-cell office:value-type="float" office:value="451897.0"/>
          <table:table-cell office:value-type="float" office:value="393943.0"/>
          <table:table-cell office:value-type="float" office:value="285351.0"/>
          <table:table-cell office:value-type="float" office:value="264723.0"/>
          <table:table-cell office:value-type="float" office:value="54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0339"/>
          <table:table-cell office:value-type="float" office:value="11.518"/>
          <table:table-cell office:value-type="float" office:value="8.34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71203.0"/>
          <table:table-cell office:value-type="float" office:value="358358.0"/>
          <table:table-cell office:value-type="float" office:value="1302731.0"/>
          <table:table-cell office:value-type="float" office:value="326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4.84827"/>
          <table:table-cell office:value-type="float" office:value="4.239"/>
          <table:table-cell office:value-type="float" office:value="0.9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5795.0"/>
          <table:table-cell office:value-type="float" office:value="358358.0"/>
          <table:table-cell office:value-type="float" office:value="1302731.0"/>
          <table:table-cell office:value-type="float" office:value="327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2.95536"/>
          <table:table-cell office:value-type="float" office:value="2.49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35.0"/>
          <table:table-cell office:value-type="float" office:value="267415.0"/>
          <table:table-cell office:value-type="float" office:value="1013047.0"/>
          <table:table-cell office:value-type="float" office:value="240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35.0"/>
          <table:table-cell office:value-type="float" office:value="500198.0"/>
          <table:table-cell office:value-type="float" office:value="437040.0"/>
          <table:table-cell office:value-type="float" office:value="314854.0"/>
          <table:table-cell office:value-type="float" office:value="280291.0"/>
          <table:table-cell office:value-type="float" office:value="54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7.5718"/>
          <table:table-cell office:value-type="float" office:value="17.039"/>
          <table:table-cell office:value-type="float" office:value="13.89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310049.0"/>
          <table:table-cell office:value-type="float" office:value="358358.0"/>
          <table:table-cell office:value-type="float" office:value="1302731.0"/>
          <table:table-cell office:value-type="float" office:value="326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8.62973"/>
          <table:table-cell office:value-type="float" office:value="7.962"/>
          <table:table-cell office:value-type="float" office:value="4.7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7168.0"/>
          <table:table-cell office:value-type="float" office:value="358358.0"/>
          <table:table-cell office:value-type="float" office:value="1302731.0"/>
          <table:table-cell office:value-type="float" office:value="328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2.9584"/>
          <table:table-cell office:value-type="float" office:value="2.53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08.0"/>
          <table:table-cell office:value-type="float" office:value="267415.0"/>
          <table:table-cell office:value-type="float" office:value="1013047.0"/>
          <table:table-cell office:value-type="float" office:value="241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35.0"/>
          <table:table-cell office:value-type="float" office:value="500198.0"/>
          <table:table-cell office:value-type="float" office:value="437040.0"/>
          <table:table-cell office:value-type="float" office:value="314854.0"/>
          <table:table-cell office:value-type="float" office:value="280291.0"/>
          <table:table-cell office:value-type="float" office:value="54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8.9207"/>
          <table:table-cell office:value-type="float" office:value="38.38"/>
          <table:table-cell office:value-type="float" office:value="34.97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556918.0"/>
          <table:table-cell office:value-type="float" office:value="358358.0"/>
          <table:table-cell office:value-type="float" office:value="1302732.0"/>
          <table:table-cell office:value-type="float" office:value="328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13.9094"/>
          <table:table-cell office:value-type="float" office:value="13.405"/>
          <table:table-cell office:value-type="float" office:value="10.17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226036.0"/>
          <table:table-cell office:value-type="float" office:value="358358.0"/>
          <table:table-cell office:value-type="float" office:value="1302732.0"/>
          <table:table-cell office:value-type="float" office:value="329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3.09106"/>
          <table:table-cell office:value-type="float" office:value="2.622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3006.0"/>
          <table:table-cell office:value-type="float" office:value="267415.0"/>
          <table:table-cell office:value-type="float" office:value="1013048.0"/>
          <table:table-cell office:value-type="float" office:value="240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35.0"/>
          <table:table-cell office:value-type="float" office:value="500198.0"/>
          <table:table-cell office:value-type="float" office:value="437040.0"/>
          <table:table-cell office:value-type="float" office:value="314854.0"/>
          <table:table-cell office:value-type="float" office:value="280291.0"/>
          <table:table-cell office:value-type="float" office:value="54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4.7954"/>
          <table:table-cell office:value-type="float" office:value="44.263"/>
          <table:table-cell office:value-type="float" office:value="40.85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685558.0"/>
          <table:table-cell office:value-type="float" office:value="358358.0"/>
          <table:table-cell office:value-type="float" office:value="1302733.0"/>
          <table:table-cell office:value-type="float" office:value="328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10.0105"/>
          <table:table-cell office:value-type="float" office:value="9.49"/>
          <table:table-cell office:value-type="float" office:value="6.17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89021.0"/>
          <table:table-cell office:value-type="float" office:value="358358.0"/>
          <table:table-cell office:value-type="float" office:value="1302733.0"/>
          <table:table-cell office:value-type="float" office:value="329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3.10787"/>
          <table:table-cell office:value-type="float" office:value="2.598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789.0"/>
          <table:table-cell office:value-type="float" office:value="267415.0"/>
          <table:table-cell office:value-type="float" office:value="1013049.0"/>
          <table:table-cell office:value-type="float" office:value="242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35.0"/>
          <table:table-cell office:value-type="float" office:value="500198.0"/>
          <table:table-cell office:value-type="float" office:value="437040.0"/>
          <table:table-cell office:value-type="float" office:value="314854.0"/>
          <table:table-cell office:value-type="float" office:value="280291.0"/>
          <table:table-cell office:value-type="float" office:value="54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8.95911"/>
          <table:table-cell office:value-type="float" office:value="8.418"/>
          <table:table-cell office:value-type="float" office:value="5.31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72886.0"/>
          <table:table-cell office:value-type="float" office:value="358358.0"/>
          <table:table-cell office:value-type="float" office:value="1302733.0"/>
          <table:table-cell office:value-type="float" office:value="327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10.3587"/>
          <table:table-cell office:value-type="float" office:value="9.84"/>
          <table:table-cell office:value-type="float" office:value="6.4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23186.0"/>
          <table:table-cell office:value-type="float" office:value="358358.0"/>
          <table:table-cell office:value-type="float" office:value="1302733.0"/>
          <table:table-cell office:value-type="float" office:value="327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3.28834"/>
          <table:table-cell office:value-type="float" office:value="2.799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10092.0"/>
          <table:table-cell office:value-type="float" office:value="267415.0"/>
          <table:table-cell office:value-type="float" office:value="1013049.0"/>
          <table:table-cell office:value-type="float" office:value="240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35.0"/>
          <table:table-cell office:value-type="float" office:value="500198.0"/>
          <table:table-cell office:value-type="float" office:value="437040.0"/>
          <table:table-cell office:value-type="float" office:value="314854.0"/>
          <table:table-cell office:value-type="float" office:value="280291.0"/>
          <table:table-cell office:value-type="float" office:value="54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0.6175"/>
          <table:table-cell office:value-type="float" office:value="20.197"/>
          <table:table-cell office:value-type="float" office:value="18.85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247034.0"/>
          <table:table-cell office:value-type="float" office:value="136792.0"/>
          <table:table-cell office:value-type="float" office:value="478658.0"/>
          <table:table-cell office:value-type="float" office:value="183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31.7671"/>
          <table:table-cell office:value-type="float" office:value="31.297"/>
          <table:table-cell office:value-type="float" office:value="30.03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490289.0"/>
          <table:table-cell office:value-type="float" office:value="136792.0"/>
          <table:table-cell office:value-type="float" office:value="478658.0"/>
          <table:table-cell office:value-type="float" office:value="185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32109"/>
          <table:table-cell office:value-type="float" office:value="0.88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90.0"/>
          <table:table-cell office:value-type="float" office:value="83773.0"/>
          <table:table-cell office:value-type="float" office:value="312066.0"/>
          <table:table-cell office:value-type="float" office:value="138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27.0"/>
          <table:table-cell office:value-type="float" office:value="167524.0"/>
          <table:table-cell office:value-type="float" office:value="144072.0"/>
          <table:table-cell office:value-type="float" office:value="107438.0"/>
          <table:table-cell office:value-type="float" office:value="112857.0"/>
          <table:table-cell office:value-type="float" office:value="27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4.1159"/>
          <table:table-cell office:value-type="float" office:value="13.663"/>
          <table:table-cell office:value-type="float" office:value="12.44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214091.0"/>
          <table:table-cell office:value-type="float" office:value="136792.0"/>
          <table:table-cell office:value-type="float" office:value="478658.0"/>
          <table:table-cell office:value-type="float" office:value="183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2.77515"/>
          <table:table-cell office:value-type="float" office:value="2.279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19471.0"/>
          <table:table-cell office:value-type="float" office:value="136792.0"/>
          <table:table-cell office:value-type="float" office:value="478658.0"/>
          <table:table-cell office:value-type="float" office:value="184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35111"/>
          <table:table-cell office:value-type="float" office:value="0.9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8.0"/>
          <table:table-cell office:value-type="float" office:value="83773.0"/>
          <table:table-cell office:value-type="float" office:value="312066.0"/>
          <table:table-cell office:value-type="float" office:value="138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27.0"/>
          <table:table-cell office:value-type="float" office:value="167524.0"/>
          <table:table-cell office:value-type="float" office:value="144072.0"/>
          <table:table-cell office:value-type="float" office:value="107438.0"/>
          <table:table-cell office:value-type="float" office:value="112857.0"/>
          <table:table-cell office:value-type="float" office:value="27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9.1271"/>
          <table:table-cell office:value-type="float" office:value="18.608"/>
          <table:table-cell office:value-type="float" office:value="17.36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263446.0"/>
          <table:table-cell office:value-type="float" office:value="136792.0"/>
          <table:table-cell office:value-type="float" office:value="478658.0"/>
          <table:table-cell office:value-type="float" office:value="184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88822"/>
          <table:table-cell office:value-type="float" office:value="1.422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6198.0"/>
          <table:table-cell office:value-type="float" office:value="136792.0"/>
          <table:table-cell office:value-type="float" office:value="478658.0"/>
          <table:table-cell office:value-type="float" office:value="18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23146"/>
          <table:table-cell office:value-type="float" office:value="0.84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708.0"/>
          <table:table-cell office:value-type="float" office:value="83773.0"/>
          <table:table-cell office:value-type="float" office:value="312066.0"/>
          <table:table-cell office:value-type="float" office:value="138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27.0"/>
          <table:table-cell office:value-type="float" office:value="167524.0"/>
          <table:table-cell office:value-type="float" office:value="144072.0"/>
          <table:table-cell office:value-type="float" office:value="107438.0"/>
          <table:table-cell office:value-type="float" office:value="112857.0"/>
          <table:table-cell office:value-type="float" office:value="27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7.3926"/>
          <table:table-cell office:value-type="float" office:value="26.919"/>
          <table:table-cell office:value-type="float" office:value="25.73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316797.0"/>
          <table:table-cell office:value-type="float" office:value="136792.0"/>
          <table:table-cell office:value-type="float" office:value="478658.0"/>
          <table:table-cell office:value-type="float" office:value="183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83729"/>
          <table:table-cell office:value-type="float" office:value="1.388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3127.0"/>
          <table:table-cell office:value-type="float" office:value="136792.0"/>
          <table:table-cell office:value-type="float" office:value="478658.0"/>
          <table:table-cell office:value-type="float" office:value="184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29074"/>
          <table:table-cell office:value-type="float" office:value="0.84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4.0"/>
          <table:table-cell office:value-type="float" office:value="83773.0"/>
          <table:table-cell office:value-type="float" office:value="312066.0"/>
          <table:table-cell office:value-type="float" office:value="138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27.0"/>
          <table:table-cell office:value-type="float" office:value="167524.0"/>
          <table:table-cell office:value-type="float" office:value="144072.0"/>
          <table:table-cell office:value-type="float" office:value="107438.0"/>
          <table:table-cell office:value-type="float" office:value="112857.0"/>
          <table:table-cell office:value-type="float" office:value="27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.1465"/>
          <table:table-cell office:value-type="float" office:value="11.644"/>
          <table:table-cell office:value-type="float" office:value="10.42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201756.0"/>
          <table:table-cell office:value-type="float" office:value="136792.0"/>
          <table:table-cell office:value-type="float" office:value="478658.0"/>
          <table:table-cell office:value-type="float" office:value="185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5.5787"/>
          <table:table-cell office:value-type="float" office:value="5.164"/>
          <table:table-cell office:value-type="float" office:value="3.97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42002.0"/>
          <table:table-cell office:value-type="float" office:value="136792.0"/>
          <table:table-cell office:value-type="float" office:value="478658.0"/>
          <table:table-cell office:value-type="float" office:value="184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29309"/>
          <table:table-cell office:value-type="float" office:value="0.87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9.0"/>
          <table:table-cell office:value-type="float" office:value="83773.0"/>
          <table:table-cell office:value-type="float" office:value="312066.0"/>
          <table:table-cell office:value-type="float" office:value="138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27.0"/>
          <table:table-cell office:value-type="float" office:value="167524.0"/>
          <table:table-cell office:value-type="float" office:value="144072.0"/>
          <table:table-cell office:value-type="float" office:value="107438.0"/>
          <table:table-cell office:value-type="float" office:value="112857.0"/>
          <table:table-cell office:value-type="float" office:value="27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4.9564"/>
          <table:table-cell office:value-type="float" office:value="24.362"/>
          <table:table-cell office:value-type="float" office:value="19.3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90482.0"/>
          <table:table-cell office:value-type="float" office:value="313064.0"/>
          <table:table-cell office:value-type="float" office:value="1131218.0"/>
          <table:table-cell office:value-type="float" office:value="3015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5.29541"/>
          <table:table-cell office:value-type="float" office:value="4.759"/>
          <table:table-cell office:value-type="float" office:value="1.63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7976.0"/>
          <table:table-cell office:value-type="float" office:value="313064.0"/>
          <table:table-cell office:value-type="float" office:value="1131218.0"/>
          <table:table-cell office:value-type="float" office:value="299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.06043"/>
          <table:table-cell office:value-type="float" office:value="1.76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679.0"/>
          <table:table-cell office:value-type="float" office:value="221935.0"/>
          <table:table-cell office:value-type="float" office:value="840940.0"/>
          <table:table-cell office:value-type="float" office:value="216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557.0"/>
          <table:table-cell office:value-type="float" office:value="424736.0"/>
          <table:table-cell office:value-type="float" office:value="369684.0"/>
          <table:table-cell office:value-type="float" office:value="268756.0"/>
          <table:table-cell office:value-type="float" office:value="256039.0"/>
          <table:table-cell office:value-type="float" office:value="54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7.2435"/>
          <table:table-cell office:value-type="float" office:value="16.76"/>
          <table:table-cell office:value-type="float" office:value="13.9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246039.0"/>
          <table:table-cell office:value-type="float" office:value="313064.0"/>
          <table:table-cell office:value-type="float" office:value="1131217.0"/>
          <table:table-cell office:value-type="float" office:value="30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6.81185"/>
          <table:table-cell office:value-type="float" office:value="6.297"/>
          <table:table-cell office:value-type="float" office:value="3.52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41479.0"/>
          <table:table-cell office:value-type="float" office:value="313064.0"/>
          <table:table-cell office:value-type="float" office:value="1131217.0"/>
          <table:table-cell office:value-type="float" office:value="299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.23633"/>
          <table:table-cell office:value-type="float" office:value="1.91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386.0"/>
          <table:table-cell office:value-type="float" office:value="221935.0"/>
          <table:table-cell office:value-type="float" office:value="840939.0"/>
          <table:table-cell office:value-type="float" office:value="218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557.0"/>
          <table:table-cell office:value-type="float" office:value="424736.0"/>
          <table:table-cell office:value-type="float" office:value="369684.0"/>
          <table:table-cell office:value-type="float" office:value="268756.0"/>
          <table:table-cell office:value-type="float" office:value="256039.0"/>
          <table:table-cell office:value-type="float" office:value="54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1.4741"/>
          <table:table-cell office:value-type="float" office:value="10.912"/>
          <table:table-cell office:value-type="float" office:value="8.07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40992.0"/>
          <table:table-cell office:value-type="float" office:value="313064.0"/>
          <table:table-cell office:value-type="float" office:value="1131217.0"/>
          <table:table-cell office:value-type="float" office:value="300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6.16327"/>
          <table:table-cell office:value-type="float" office:value="5.605"/>
          <table:table-cell office:value-type="float" office:value="2.8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65850.0"/>
          <table:table-cell office:value-type="float" office:value="313064.0"/>
          <table:table-cell office:value-type="float" office:value="1131217.0"/>
          <table:table-cell office:value-type="float" office:value="302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3.01147"/>
          <table:table-cell office:value-type="float" office:value="2.672"/>
          <table:table-cell office:value-type="float" office:value="0.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48.0"/>
          <table:table-cell office:value-type="float" office:value="23941.0"/>
          <table:table-cell office:value-type="float" office:value="221935.0"/>
          <table:table-cell office:value-type="float" office:value="840939.0"/>
          <table:table-cell office:value-type="float" office:value="217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557.0"/>
          <table:table-cell office:value-type="float" office:value="424736.0"/>
          <table:table-cell office:value-type="float" office:value="369684.0"/>
          <table:table-cell office:value-type="float" office:value="268756.0"/>
          <table:table-cell office:value-type="float" office:value="256039.0"/>
          <table:table-cell office:value-type="float" office:value="54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1.6983"/>
          <table:table-cell office:value-type="float" office:value="61.168"/>
          <table:table-cell office:value-type="float" office:value="58.3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662387.0"/>
          <table:table-cell office:value-type="float" office:value="313064.0"/>
          <table:table-cell office:value-type="float" office:value="1131217.0"/>
          <table:table-cell office:value-type="float" office:value="299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5.3632"/>
          <table:table-cell office:value-type="float" office:value="4.904"/>
          <table:table-cell office:value-type="float" office:value="1.9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46808.0"/>
          <table:table-cell office:value-type="float" office:value="313064.0"/>
          <table:table-cell office:value-type="float" office:value="1131217.0"/>
          <table:table-cell office:value-type="float" office:value="30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.27442"/>
          <table:table-cell office:value-type="float" office:value="1.969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9235.0"/>
          <table:table-cell office:value-type="float" office:value="221935.0"/>
          <table:table-cell office:value-type="float" office:value="840939.0"/>
          <table:table-cell office:value-type="float" office:value="216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557.0"/>
          <table:table-cell office:value-type="float" office:value="424736.0"/>
          <table:table-cell office:value-type="float" office:value="369684.0"/>
          <table:table-cell office:value-type="float" office:value="268756.0"/>
          <table:table-cell office:value-type="float" office:value="256039.0"/>
          <table:table-cell office:value-type="float" office:value="54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5.4531"/>
          <table:table-cell office:value-type="float" office:value="24.942"/>
          <table:table-cell office:value-type="float" office:value="22.05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450270.0"/>
          <table:table-cell office:value-type="float" office:value="313064.0"/>
          <table:table-cell office:value-type="float" office:value="1131219.0"/>
          <table:table-cell office:value-type="float" office:value="299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5.7629"/>
          <table:table-cell office:value-type="float" office:value="25.219"/>
          <table:table-cell office:value-type="float" office:value="22.45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485931.0"/>
          <table:table-cell office:value-type="float" office:value="313064.0"/>
          <table:table-cell office:value-type="float" office:value="1131219.0"/>
          <table:table-cell office:value-type="float" office:value="30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3.32313"/>
          <table:table-cell office:value-type="float" office:value="2.993"/>
          <table:table-cell office:value-type="float" office:value="1.3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80.0"/>
          <table:table-cell office:value-type="float" office:value="45938.0"/>
          <table:table-cell office:value-type="float" office:value="221935.0"/>
          <table:table-cell office:value-type="float" office:value="840941.0"/>
          <table:table-cell office:value-type="float" office:value="216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557.0"/>
          <table:table-cell office:value-type="float" office:value="424736.0"/>
          <table:table-cell office:value-type="float" office:value="369684.0"/>
          <table:table-cell office:value-type="float" office:value="268756.0"/>
          <table:table-cell office:value-type="float" office:value="256039.0"/>
          <table:table-cell office:value-type="float" office:value="54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42189"/>
          <table:table-cell office:value-type="float" office:value="0.952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5452.0"/>
          <table:table-cell office:value-type="float" office:value="49626.0"/>
          <table:table-cell office:value-type="float" office:value="171523.0"/>
          <table:table-cell office:value-type="float" office:value="122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889144"/>
          <table:table-cell office:value-type="float" office:value="0.4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49626.0"/>
          <table:table-cell office:value-type="float" office:value="171523.0"/>
          <table:table-cell office:value-type="float" office:value="123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537478"/>
          <table:table-cell office:value-type="float" office:value="0.2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34353.0"/>
          <table:table-cell office:value-type="float" office:value="121921.0"/>
          <table:table-cell office:value-type="float" office:value="1075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532.0"/>
          <table:table-cell office:value-type="float" office:value="73926.0"/>
          <table:table-cell office:value-type="float" office:value="48711.0"/>
          <table:table-cell office:value-type="float" office:value="47045.0"/>
          <table:table-cell office:value-type="float" office:value="41465.0"/>
          <table:table-cell office:value-type="float" office:value="108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0505"/>
          <table:table-cell office:value-type="float" office:value="1.261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30729.0"/>
          <table:table-cell office:value-type="float" office:value="49626.0"/>
          <table:table-cell office:value-type="float" office:value="171523.0"/>
          <table:table-cell office:value-type="float" office:value="122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928947"/>
          <table:table-cell office:value-type="float" office:value="0.4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49626.0"/>
          <table:table-cell office:value-type="float" office:value="171523.0"/>
          <table:table-cell office:value-type="float" office:value="122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670631"/>
          <table:table-cell office:value-type="float" office:value="0.3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.0"/>
          <table:table-cell office:value-type="float" office:value="34353.0"/>
          <table:table-cell office:value-type="float" office:value="121921.0"/>
          <table:table-cell office:value-type="float" office:value="108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532.0"/>
          <table:table-cell office:value-type="float" office:value="73926.0"/>
          <table:table-cell office:value-type="float" office:value="48711.0"/>
          <table:table-cell office:value-type="float" office:value="47045.0"/>
          <table:table-cell office:value-type="float" office:value="41465.0"/>
          <table:table-cell office:value-type="float" office:value="108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921203"/>
          <table:table-cell office:value-type="float" office:value="0.4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49626.0"/>
          <table:table-cell office:value-type="float" office:value="171523.0"/>
          <table:table-cell office:value-type="float" office:value="122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92413"/>
          <table:table-cell office:value-type="float" office:value="0.50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49626.0"/>
          <table:table-cell office:value-type="float" office:value="171523.0"/>
          <table:table-cell office:value-type="float" office:value="122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649382"/>
          <table:table-cell office:value-type="float" office:value="0.2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532.0"/>
          <table:table-cell office:value-type="float" office:value="73926.0"/>
          <table:table-cell office:value-type="float" office:value="48711.0"/>
          <table:table-cell office:value-type="float" office:value="47045.0"/>
          <table:table-cell office:value-type="float" office:value="41465.0"/>
          <table:table-cell office:value-type="float" office:value="108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64288"/>
          <table:table-cell office:value-type="float" office:value="0.4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49626.0"/>
          <table:table-cell office:value-type="float" office:value="171523.0"/>
          <table:table-cell office:value-type="float" office:value="125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913903"/>
          <table:table-cell office:value-type="float" office:value="0.4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626.0"/>
          <table:table-cell office:value-type="float" office:value="171523.0"/>
          <table:table-cell office:value-type="float" office:value="120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613697"/>
          <table:table-cell office:value-type="float" office:value="0.3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34353.0"/>
          <table:table-cell office:value-type="float" office:value="121921.0"/>
          <table:table-cell office:value-type="float" office:value="109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532.0"/>
          <table:table-cell office:value-type="float" office:value="73926.0"/>
          <table:table-cell office:value-type="float" office:value="48711.0"/>
          <table:table-cell office:value-type="float" office:value="47045.0"/>
          <table:table-cell office:value-type="float" office:value="41465.0"/>
          <table:table-cell office:value-type="float" office:value="108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16849"/>
          <table:table-cell office:value-type="float" office:value="0.52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240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937167"/>
          <table:table-cell office:value-type="float" office:value="0.4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23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625502"/>
          <table:table-cell office:value-type="float" office:value="0.3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07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532.0"/>
          <table:table-cell office:value-type="float" office:value="73926.0"/>
          <table:table-cell office:value-type="float" office:value="48711.0"/>
          <table:table-cell office:value-type="float" office:value="47045.0"/>
          <table:table-cell office:value-type="float" office:value="41465.0"/>
          <table:table-cell office:value-type="float" office:value="108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